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3.718cm" fo:min-width="13.4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93cm"/>
      <style:paragraph-properties style:writing-mode="lr-tb"/>
    </style:style>
    <style:style style:name="gr4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2.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3.791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9.77cm" fo:min-width="5.849cm"/>
      <style:paragraph-properties style:writing-mode="lr-tb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="" draw:marker-start-width="0.35cm" draw:marker-end="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bf0041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4cm"/>
      <style:paragraph-properties style:writing-mode="lr-tb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398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013c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end="Arrow" draw:marker-end-width="0.3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432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225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width="0.1cm" svg:stroke-color="#bf0041" draw:marker-start="Arrow" draw:marker-start-width="0.3cm" draw:marker-end="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bf0041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bf0041" draw:marker-end="Arrow" draw:marker-end-width="0.3cm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bf0041" draw:marker-end="Arrow" draw:marker-end-width="0.3cm" draw:fill="solid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3cm" svg:stroke-color="#bf0041" draw:marker-start-width="0.65cm" draw:marker-end="Arrow" draw:marker-end-width="0.65cm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svg:stroke-width="0.3cm" svg:stroke-color="#bf0041" draw:marker-start="Arrow" draw:marker-start-width="0.65cm" draw:marker-end="" draw:marker-end-width="0.65cm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textarea-horizontal-align="justify" draw:textarea-vertical-align="middle" draw:auto-grow-height="false" fo:min-height="0.368cm" fo:min-width="0.7cm"/>
    </style:style>
    <style:style style:name="gr34" style:family="graphic" style:parent-style-name="standard">
      <style:graphic-properties draw:textarea-vertical-align="middle" draw:auto-grow-height="false" fo:min-height="1.31cm" fo:min-width="1.067cm" fo:wrap-option="wrap"/>
    </style:style>
    <style:style style:name="gr3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bf0041" draw:marker-end="" draw:marker-end-width="0.3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fill="solid" draw:fill-color="#50938a" draw:textarea-horizontal-align="justify" draw:textarea-vertical-align="middle" draw:auto-grow-height="false" fo:min-height="0.083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50938a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5.995cm" svg:y1="24.018cm" svg:x2="41.583cm" svg:y2="36.51cm" draw:start-shape="id1" draw:start-glue-point="4" draw:end-shape="id2" draw:end-glue-point="5" svg:d="M25995 24018h15588v12492" svg:viewBox="0 0 15589 12493">
          <text:p/>
        </draw:connector>
        <draw:custom-shape draw:style-name="gr2" draw:text-style-name="P3" xml:id="id1" draw:id="id1" draw:layer="layout" svg:width="13.997cm" svg:height="13.968cm" svg:x="11.999cm" svg:y="14.022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2"><text:span text:style-name="T1">IOb-I2S-TD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4.693cm" svg:height="1.195cm" svg:x="14.434cm" svg:y="10.946cm">
          <draw:text-box>
            <text:p text:style-name="P4"><text:span text:style-name="T2">AXI4 LITE</text:span></text:p>
          </draw:text-box>
        </draw:frame>
        <draw:connector draw:style-name="gr4" draw:text-style-name="P1" draw:layer="layout" svg:x1="19.029cm" svg:y1="8.581cm" svg:x2="18.997cm" svg:y2="13.951cm" draw:start-shape="id3" draw:start-glue-point="2" svg:d="M19029 8581v2935h-32v2435" svg:viewBox="0 0 33 5371">
          <text:p/>
        </draw:connector>
        <draw:frame draw:style-name="gr5" draw:text-style-name="P5" draw:layer="layout" svg:width="2.58cm" svg:height="1.289cm" svg:x="8.388cm" svg:y="19.271cm">
          <draw:text-box>
            <text:p text:style-name="P4"><text:span text:style-name="T2">AXI4</text:span></text:p>
          </draw:text-box>
        </draw:frame>
        <draw:frame draw:style-name="gr6" draw:text-style-name="P6" draw:layer="layout" svg:width="4.291cm" svg:height="1.558cm" svg:x="21.096cm" svg:y="8.723cm">
          <draw:text-box>
            <text:p text:style-name="P4"><text:span text:style-name="T3">interrupt</text:span></text:p>
          </draw:text-box>
        </draw:frame>
        <draw:custom-shape draw:style-name="gr7" draw:text-style-name="P7" xml:id="id4" draw:id="id4" draw:layer="layout" svg:width="6.349cm" svg:height="20.02cm" svg:x="0.976cm" svg:y="3.484cm">
          <draw:glue-point draw:id="4" svg:x="4.942cm" svg:y="3.765cm"/>
          <draw:glue-point draw:id="5" svg:x="4.98cm" svg:y="-3.684cm"/>
          <text:p text:style-name="P2"><text:span text:style-name="T1">External</text:span></text:p>
          <text:p text:style-name="P2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287cm" svg:y1="21.031cm" svg:x2="11.999cm" svg:y2="21.006cm" draw:start-shape="id4" draw:start-glue-point="4" draw:end-shape="id1" draw:end-glue-point="3" svg:d="M7287 21031h2374v-25h2338" svg:viewBox="0 0 4713 26">
          <text:p/>
        </draw:connector>
        <draw:custom-shape draw:style-name="gr8" draw:text-style-name="P8" xml:id="id3" draw:id="id3" draw:layer="layout" svg:width="8.958cm" svg:height="4.939cm" svg:x="14.55cm" svg:y="3.642cm">
          <draw:glue-point draw:id="4" svg:x="2.175cm" svg:y="5.001cm"/>
          <text:p text:style-name="P2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7.311cm" svg:y1="6.119cm" svg:x2="14.55cm" svg:y2="6.111cm" draw:start-shape="id4" draw:start-glue-point="5" draw:end-shape="id3" draw:end-glue-point="3" svg:d="M7311 6119h3626v-8h3613" svg:viewBox="0 0 7240 9">
          <text:p/>
        </draw:connector>
        <draw:connector draw:style-name="gr10" draw:text-style-name="P1" draw:layer="layout" svg:x1="46.231cm" svg:y1="26.603cm" svg:x2="43.986cm" svg:y2="23.086cm" draw:start-shape="id5" draw:start-glue-point="5" draw:end-shape="id6" draw:end-glue-point="7" svg:d="M46231 26603h-1121v-3517h-1124" svg:viewBox="0 0 2246 3518">
          <text:p/>
        </draw:connector>
        <draw:connector draw:style-name="gr11" draw:text-style-name="P1" draw:layer="layout" draw:line-skew="0.285cm" svg:x1="47.885cm" svg:y1="14.371cm" svg:x2="25.995cm" svg:y2="19.997cm" draw:start-shape="id7" draw:start-glue-point="9" draw:end-shape="id1" draw:end-glue-point="8" svg:d="M47885 14371h1107v5626h-22997" svg:viewBox="0 0 22998 5627">
          <text:p/>
        </draw:connector>
        <draw:connector draw:style-name="gr11" draw:text-style-name="P1" draw:layer="layout" svg:x1="25.995cm" svg:y1="24.018cm" svg:x2="41.547cm" svg:y2="32.402cm" draw:start-shape="id1" draw:start-glue-point="4" draw:end-shape="id8" draw:end-glue-point="5" svg:d="M25995 24018h15552v8384" svg:viewBox="0 0 15553 8385">
          <text:p/>
        </draw:connector>
        <draw:connector draw:style-name="gr12" draw:text-style-name="P1" draw:layer="layout" svg:x1="47.91cm" svg:y1="27.271cm" svg:x2="51.359cm" svg:y2="27.29cm" draw:start-shape="id5" draw:start-glue-point="9" draw:end-shape="id9" draw:end-glue-point="3" svg:d="M47910 27271h1886v19h1563" svg:viewBox="0 0 3450 20">
          <text:p/>
        </draw:connector>
        <draw:connector draw:style-name="gr11" draw:text-style-name="P1" draw:layer="layout" draw:line-skew="2.713cm" svg:x1="25.995cm" svg:y1="16.991cm" svg:x2="40.656cm" svg:y2="7.475cm" draw:start-shape="id1" draw:start-glue-point="14" draw:end-shape="id10" draw:end-glue-point="7" svg:d="M25995 16991h10037v-9516h4624" svg:viewBox="0 0 14662 9517">
          <text:p/>
        </draw:connector>
        <draw:connector draw:style-name="gr11" draw:text-style-name="P1" draw:layer="layout" draw:line-skew="0.238cm" svg:x1="25.995cm" svg:y1="22.015cm" svg:x2="47.874cm" svg:y2="26.058cm" draw:start-shape="id1" draw:start-glue-point="9" draw:end-shape="id5" draw:end-glue-point="8" svg:d="M25995 22015h22975v4043h-1096" svg:viewBox="0 0 22976 4044">
          <text:p/>
        </draw:connector>
        <draw:connector draw:style-name="gr13" draw:text-style-name="P1" draw:layer="layout" svg:x1="13.999cm" svg:y1="32.134cm" svg:x2="14.024cm" svg:y2="27.954cm" svg:d="M13999 32134v-2090h25v-2090" svg:viewBox="0 0 26 4181">
          <text:p/>
        </draw:connector>
        <draw:connector draw:style-name="gr13" draw:text-style-name="P1" draw:layer="layout" svg:x1="15.983cm" svg:y1="32.134cm" svg:x2="15.995cm" svg:y2="27.981cm" svg:d="M15983 32134v-2076h12v-2077" svg:viewBox="0 0 13 4154">
          <text:p/>
        </draw:connector>
        <draw:connector draw:style-name="gr13" draw:text-style-name="P1" draw:layer="layout" svg:x1="18.006cm" svg:y1="32.134cm" svg:x2="18.007cm" svg:y2="27.981cm" svg:d="M18006 32134v-2076h1v-2077" svg:viewBox="0 0 2 4154">
          <text:p/>
        </draw:connector>
        <draw:connector draw:style-name="gr13" draw:text-style-name="P1" draw:layer="layout" svg:x1="20.002cm" svg:y1="32.134cm" svg:x2="20.001cm" svg:y2="27.982cm" svg:d="M20002 32134v-2076h-1v-2076" svg:viewBox="0 0 2 4153">
          <text:p/>
        </draw:connector>
        <draw:frame draw:style-name="gr14" draw:text-style-name="P9" draw:layer="layout" svg:width="1.277cm" svg:height="0.962cm" svg:x="12.497cm" svg:y="28.24cm">
          <draw:text-box>
            <text:p>clk</text:p>
          </draw:text-box>
        </draw:frame>
        <draw:frame draw:style-name="gr15" draw:text-style-name="P9" draw:layer="layout" svg:width="1.209cm" svg:height="0.962cm" svg:x="14.522cm" svg:y="28.224cm">
          <draw:text-box>
            <text:p>rst</text:p>
          </draw:text-box>
        </draw:frame>
        <draw:frame draw:style-name="gr16" draw:text-style-name="P9" draw:layer="layout" svg:width="1.806cm" svg:height="0.962cm" svg:x="16.232cm" svg:y="28.219cm">
          <draw:text-box>
            <text:p>mclk</text:p>
          </draw:text-box>
        </draw:frame>
        <draw:frame draw:style-name="gr17" draw:text-style-name="P9" draw:layer="layout" svg:width="1.738cm" svg:height="0.962cm" svg:x="18.288cm" svg:y="28.156cm">
          <draw:text-box>
            <text:p>mrst</text:p>
          </draw:text-box>
        </draw:frame>
        <draw:frame draw:style-name="gr18" draw:text-style-name="P9" draw:layer="layout" svg:width="1.704cm" svg:height="0.962cm" svg:x="20.328cm" svg:y="28.13cm">
          <draw:text-box>
            <text:p>txrst</text:p>
          </draw:text-box>
        </draw:frame>
        <draw:frame draw:style-name="gr17" draw:text-style-name="P9" draw:layer="layout" svg:width="1.738cm" svg:height="0.962cm" svg:x="22.222cm" svg:y="28.153cm">
          <draw:text-box>
            <text:p>rxrst</text:p>
          </draw:text-box>
        </draw:frame>
        <draw:connector draw:style-name="gr13" draw:text-style-name="P1" draw:layer="layout" svg:x1="22.014cm" svg:y1="31.962cm" svg:x2="21.986cm" svg:y2="27.982cm" svg:d="M22014 31962v-1990h-28v-1990" svg:viewBox="0 0 29 3981">
          <text:p/>
        </draw:connector>
        <draw:connector draw:style-name="gr13" draw:text-style-name="P1" draw:layer="layout" svg:x1="23.989cm" svg:y1="31.962cm" svg:x2="23.988cm" svg:y2="27.99cm" draw:end-shape="id1" draw:end-glue-point="23" svg:d="M23989 31962v-1735h-1v-2237" svg:viewBox="0 0 2 3973">
          <text:p/>
        </draw:connector>
        <draw:connector draw:style-name="gr11" draw:text-style-name="P1" draw:layer="layout" draw:line-skew="0.71cm" svg:x1="25.995cm" svg:y1="15.951cm" svg:x2="40.62cm" svg:y2="3.367cm" draw:start-shape="id1" draw:start-glue-point="15" draw:end-shape="id11" draw:end-glue-point="7" svg:d="M25995 15951h8016v-12584h6609" svg:viewBox="0 0 14626 12585">
          <text:p/>
        </draw:connector>
        <draw:frame draw:style-name="gr19" draw:text-style-name="P5" draw:layer="layout" svg:width="4.041cm" svg:height="1.289cm" svg:x="26.39cm" svg:y="13.678cm">
          <draw:text-box>
            <text:p text:style-name="P4"><text:span text:style-name="T2">TX DATA</text:span></text:p>
          </draw:text-box>
        </draw:frame>
        <draw:frame draw:style-name="gr20" draw:text-style-name="P5" draw:layer="layout" svg:width="4.134cm" svg:height="1.289cm" svg:x="25.912cm" svg:y="27.187cm">
          <draw:text-box>
            <text:p text:style-name="P4"><text:span text:style-name="T2">RX DATA</text:span></text:p>
          </draw:text-box>
        </draw:frame>
        <draw:frame draw:style-name="gr21" draw:text-style-name="P10" xml:id="id14" draw:id="id14" draw:layer="layout" svg:width="2.998cm" svg:height="1.062cm" svg:x="50.702cm" svg:y="2.749cm">
          <draw:text-box>
            <text:p><text:span text:style-name="T4">tx fsync</text:span></text:p>
          </draw:text-box>
        </draw:frame>
        <draw:frame draw:style-name="gr22" draw:text-style-name="P10" xml:id="id12" draw:id="id12" draw:layer="layout" svg:width="2.613cm" svg:height="1.062cm" svg:x="50.721cm" svg:y="6.835cm">
          <draw:text-box>
            <text:p><text:span text:style-name="T4">tx bclk</text:span></text:p>
          </draw:text-box>
        </draw:frame>
        <draw:connector draw:style-name="gr23" draw:text-style-name="P1" draw:layer="layout" svg:x1="25.985cm" svg:y1="17.992cm" svg:x2="41.541cm" svg:y2="3.925cm" draw:start-shape="id1" draw:start-glue-point="5" draw:end-shape="id11" draw:end-glue-point="9" svg:d="M25985 17992h15556v-14067" svg:viewBox="0 0 15557 14068">
          <text:p/>
        </draw:connector>
        <draw:connector draw:style-name="gr23" draw:text-style-name="P1" draw:layer="layout" svg:x1="25.985cm" svg:y1="17.992cm" svg:x2="41.577cm" svg:y2="8.033cm" draw:start-shape="id1" draw:start-glue-point="5" draw:end-shape="id10" draw:end-glue-point="9" svg:d="M25985 17992h15592v-9959" svg:viewBox="0 0 15593 9960">
          <text:p/>
        </draw:connector>
        <draw:connector draw:style-name="gr24" draw:text-style-name="P1" draw:layer="layout" svg:x1="20.995cm" svg:y1="13.997cm" svg:x2="20.977cm" svg:y2="8.58cm" draw:end-shape="id3" draw:end-glue-point="4" svg:d="M20995 13997v-2458h-18v-2959" svg:viewBox="0 0 19 5418">
          <text:p/>
        </draw:connector>
        <draw:frame draw:style-name="gr25" draw:text-style-name="P10" xml:id="id13" draw:id="id13" draw:layer="layout" svg:width="3.032cm" svg:height="1.062cm" svg:x="50.245cm" svg:y="36.483cm">
          <draw:text-box>
            <text:p><text:span text:style-name="T4">rx fsync</text:span></text:p>
          </draw:text-box>
        </draw:frame>
        <draw:frame draw:style-name="gr26" draw:text-style-name="P10" xml:id="id9" draw:id="id9" draw:layer="layout" svg:width="2.825cm" svg:height="1.062cm" svg:x="51.359cm" svg:y="26.759cm">
          <draw:text-box>
            <text:p><text:span text:style-name="T4">rx <text:s/>bclk</text:span></text:p>
          </draw:text-box>
        </draw:frame>
        <draw:connector draw:style-name="gr27" draw:text-style-name="P1" draw:layer="layout" svg:x1="50.721cm" svg:y1="7.366cm" svg:x2="42.509cm" svg:y2="7.392cm" draw:start-shape="id12" draw:start-glue-point="3" draw:end-shape="id10" draw:end-glue-point="4" svg:d="M50721 7366h-4106v26h-4106" svg:viewBox="0 0 8213 27">
          <text:p/>
        </draw:connector>
        <draw:connector draw:style-name="gr28" draw:text-style-name="P1" draw:layer="layout" draw:line-skew="0.288cm" svg:x1="47.91cm" svg:y1="27.271cm" svg:x2="42.467cm" svg:y2="32.961cm" draw:start-shape="id5" draw:start-glue-point="9" draw:end-shape="id8" draw:end-glue-point="4" svg:d="M47910 27271h1110v5690h-6553" svg:viewBox="0 0 6554 5691">
          <text:p/>
        </draw:connector>
        <draw:connector draw:style-name="gr29" draw:text-style-name="P1" draw:layer="layout" svg:x1="42.503cm" svg:y1="37.069cm" svg:x2="50.245cm" svg:y2="37.014cm" draw:start-shape="id2" draw:start-glue-point="4" draw:end-shape="id13" draw:end-glue-point="3" svg:d="M42503 37069h3871v-55h3871" svg:viewBox="0 0 7743 56">
          <text:p/>
        </draw:connector>
        <draw:connector draw:style-name="gr30" draw:text-style-name="P11" draw:layer="layout" draw:line-skew="0cm -7.718cm" svg:x1="42.473cm" svg:y1="3.284cm" svg:x2="24.991cm" svg:y2="14.043cm" draw:start-shape="id11" draw:start-glue-point="4" draw:end-shape="id1" draw:end-glue-point="17" svg:d="M42473 3284h500v-1706h-17982v12465" svg:viewBox="0 0 17983 12466">
          <text:p/>
        </draw:connector>
        <draw:connector draw:style-name="gr31" draw:text-style-name="P1" draw:layer="layout" svg:x1="25.995cm" svg:y1="14.958cm" svg:x2="30.98cm" svg:y2="14.961cm" draw:start-shape="id1" draw:start-glue-point="16" svg:d="M25995 14958h2743v3h2242" svg:viewBox="0 0 4986 4">
          <text:p/>
        </draw:connector>
        <draw:connector draw:style-name="gr30" draw:text-style-name="P11" draw:layer="layout" draw:line-skew="0cm 8.389cm" svg:x1="42.503cm" svg:y1="37.069cm" svg:x2="24.98cm" svg:y2="27.99cm" draw:start-shape="id2" draw:start-glue-point="4" draw:end-shape="id1" draw:end-glue-point="20" svg:d="M42503 37069h500v3292h-18023v-12371" svg:viewBox="0 0 18024 12372">
          <text:p/>
        </draw:connector>
        <draw:connector draw:style-name="gr32" draw:text-style-name="P1" draw:layer="layout" svg:x1="25.92cm" svg:y1="27.053cm" svg:x2="30.874cm" svg:y2="27.053cm" svg:d="M25920 27053h4954" svg:viewBox="0 0 4955 1">
          <text:p/>
        </draw:connector>
        <draw:custom-shape draw:style-name="gr33" draw:text-style-name="P1" xml:id="id11" draw:id="id11" draw:layer="layout" svg:width="2.4cm" svg:height="1.852cm" draw:transform="skewX (-0.0544542726622231) rotate (-1.58039563768087) translate (42.484cm 2.0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" xml:id="id10" draw:id="id10" draw:layer="layout" svg:width="2.4cm" svg:height="1.852cm" draw:transform="skewX (-0.0544542726622231) rotate (-1.58039563768087) translate (42.52cm 6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0" draw:text-style-name="P11" draw:layer="layout" svg:x1="42.473cm" svg:y1="3.284cm" svg:x2="50.702cm" svg:y2="3.28cm" draw:start-shape="id11" draw:start-glue-point="4" draw:end-shape="id14" draw:end-glue-point="3" svg:d="M42473 3284h4115v-4h4114" svg:viewBox="0 0 8230 5">
          <text:p/>
        </draw:connector>
        <draw:custom-shape draw:style-name="gr34" draw:text-style-name="P1" xml:id="id7" draw:id="id7" draw:layer="layout" svg:width="2cm" svg:height="2.3cm" draw:transform="rotate (-3.14159265358979) translate (48.205cm 14.853cm)">
          <draw:glue-point draw:id="8" svg:x="3.22cm" svg:y="-2.373cm"/>
          <draw:glue-point draw:id="9" svg:x="3.4cm" svg:y="2.908cm"/>
          <text:p/>
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35" draw:text-style-name="P12" draw:layer="layout" svg:width="1.602cm" svg:height="1.392cm" draw:transform="rotate (2.32966548556203) translate (48.4619999999715cm 14.768000000027cm)" svg:viewBox="0 0 1603 1393" svg:d="M0 0c1227 0 1603 1393 1603 1393">
          <text:p/>
        </draw:path>
        <draw:connector draw:style-name="gr36" draw:text-style-name="P11" draw:layer="layout" draw:line-skew="0.285cm" svg:x1="42.509cm" svg:y1="7.392cm" svg:x2="47.849cm" svg:y2="13.158cm" draw:start-shape="id10" draw:start-glue-point="4" draw:end-shape="id7" draw:end-glue-point="8" svg:d="M42509 7392h6483v5766h-1143" svg:viewBox="0 0 6484 5767">
          <text:p/>
        </draw:connector>
        <draw:connector draw:style-name="gr11" draw:text-style-name="P1" draw:layer="layout" svg:x1="46.205cm" svg:y1="13.703cm" svg:x2="43.984cm" svg:y2="19.064cm" draw:end-shape="id15" draw:end-glue-point="7" svg:d="M46205 13703h-858v5361h-1363" svg:viewBox="0 0 2222 5362">
          <text:p/>
        </draw:connector>
        <draw:custom-shape draw:style-name="gr34" draw:text-style-name="P1" xml:id="id5" draw:id="id5" draw:layer="layout" svg:width="2cm" svg:height="2.3cm" draw:transform="rotate (-3.14159265358979) translate (48.23cm 27.753cm)">
          <draw:glue-point draw:id="8" svg:x="3.22cm" svg:y="-2.373cm"/>
          <draw:glue-point draw:id="9" svg:x="3.4cm" svg:y="2.908cm"/>
          <text:p/>
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35" draw:text-style-name="P12" draw:layer="layout" svg:width="1.602cm" svg:height="1.392cm" draw:transform="rotate (2.32966548556203) translate (48.4869999999715cm 27.668000000027cm)" svg:viewBox="0 0 1603 1393" svg:d="M0 0c1227 0 1603 1393 1603 1393">
          <text:p/>
        </draw:path>
        <draw:custom-shape draw:style-name="gr33" draw:text-style-name="P1" xml:id="id8" draw:id="id8" draw:layer="layout" svg:width="2.4cm" svg:height="1.852cm" draw:transform="skewX (-0.0544542726622231) rotate (-1.58039563768087) translate (42.478cm 31.7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" xml:id="id2" draw:id="id2" draw:layer="layout" svg:width="2.4cm" svg:height="1.852cm" draw:transform="skewX (-0.0544542726622231) rotate (-1.58039563768087) translate (42.514cm 35.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13" xml:id="id15" draw:id="id15" draw:layer="layout" svg:width="0.767cm" svg:height="1.001cm" draw:transform="skewX (0.0539306738866248) rotate (-1.58039563768087) translate (43.986cm 18.63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svg:x1="42.982cm" svg:y1="19.02cm" svg:x2="25.995cm" svg:y2="18.994cm" draw:start-shape="id15" draw:start-glue-point="4" draw:end-shape="id1" draw:end-glue-point="6" svg:d="M42982 19020h-8494v-26h-8493" svg:viewBox="0 0 16988 27">
          <text:p/>
        </draw:connector>
        <draw:custom-shape draw:style-name="gr37" draw:text-style-name="P13" xml:id="id6" draw:id="id6" draw:layer="layout" svg:width="0.767cm" svg:height="1.001cm" draw:transform="skewX (0.0539306738866248) rotate (-1.58039563768087) translate (43.988cm 22.65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svg:x1="42.984cm" svg:y1="23.042cm" svg:x2="25.995cm" svg:y2="22.999cm" draw:start-shape="id6" draw:start-glue-point="4" draw:end-shape="id1" draw:end-glue-point="7" svg:d="M42984 23042h-8495v-43h-8494" svg:viewBox="0 0 16990 44">
          <text:p/>
        </draw:connector>
        <draw:frame draw:style-name="gr38" draw:text-style-name="P9" draw:layer="layout" svg:width="3.326cm" svg:height="0.962cm" svg:x="25.233cm" svg:y="11.646cm">
          <draw:text-box>
            <text:p>tx fsync in</text:p>
          </draw:text-box>
        </draw:frame>
        <draw:frame draw:style-name="gr39" draw:text-style-name="P9" draw:layer="layout" svg:width="4.202cm" svg:height="0.962cm" svg:x="32.633cm" svg:y="20.446cm">
          <draw:text-box>
            <text:p>invert if slave</text:p>
          </draw:text-box>
        </draw:frame>
        <draw:connector draw:style-name="gr1" draw:text-style-name="P1" draw:layer="layout" draw:line-skew="2.733cm" svg:x1="25.995cm" svg:y1="25.002cm" svg:x2="40.614cm" svg:y2="33.044cm" draw:start-shape="id1" draw:start-glue-point="18" draw:end-shape="id8" draw:end-glue-point="7" svg:d="M25995 25002h10036v8042h4583" svg:viewBox="0 0 14620 8043">
          <text:p/>
        </draw:connector>
        <draw:connector draw:style-name="gr1" draw:text-style-name="P1" draw:layer="layout" draw:line-skew="0.695cm" svg:x1="25.995cm" svg:y1="26.041cm" svg:x2="40.65cm" svg:y2="37.152cm" draw:start-shape="id1" draw:start-glue-point="19" draw:end-shape="id2" draw:end-glue-point="7" svg:d="M25995 26041h8016v11111h6639" svg:viewBox="0 0 14656 11112">
          <text:p/>
        </draw:connector>
        <draw:frame draw:style-name="gr40" draw:text-style-name="P9" draw:layer="layout" svg:width="2.97cm" svg:height="0.962cm" svg:x="25.934cm" svg:y="18.147cm">
          <draw:text-box>
            <text:p>tx bclk in</text:p>
          </draw:text-box>
        </draw:frame>
        <draw:frame draw:style-name="gr41" draw:text-style-name="P9" draw:layer="layout" svg:width="3.004cm" svg:height="0.962cm" svg:x="25.934cm" svg:y="22.047cm">
          <draw:text-box>
            <text:p>rx bclk in</text:p>
          </draw:text-box>
        </draw:frame>
        <draw:frame draw:style-name="gr42" draw:text-style-name="P9" draw:layer="layout" svg:width="3.393cm" svg:height="0.962cm" svg:x="25.934cm" svg:y="24.147cm">
          <draw:text-box>
            <text:p>rx bclk out</text:p>
          </draw:text-box>
        </draw:frame>
        <draw:frame draw:style-name="gr43" draw:text-style-name="P9" draw:layer="layout" svg:width="3.749cm" svg:height="0.962cm" svg:x="25.934cm" svg:y="25.147cm">
          <draw:text-box>
            <text:p>rx fsync out</text:p>
          </draw:text-box>
        </draw:frame>
        <draw:frame draw:style-name="gr44" draw:text-style-name="P9" draw:layer="layout" svg:width="3.36cm" svg:height="0.962cm" svg:x="25.935cm" svg:y="16.047cm">
          <draw:text-box>
            <text:p>tx bclk out</text:p>
          </draw:text-box>
        </draw:frame>
        <draw:frame draw:style-name="gr45" draw:text-style-name="P9" draw:layer="layout" svg:width="3.715cm" svg:height="0.962cm" svg:x="25.97cm" svg:y="15.054cm">
          <draw:text-box>
            <text:p>tx fsync out</text:p>
          </draw:text-box>
        </draw:frame>
        <draw:frame draw:style-name="gr38" draw:text-style-name="P9" draw:layer="layout" svg:width="3.36cm" svg:height="0.962cm" svg:x="25.13cm" svg:y="29.927cm">
          <draw:text-box>
            <text:p>rx fsync 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2-25T01:00:11.753137732</dc:date>
    <meta:editing-duration>PT15H54M11S</meta:editing-duration>
    <meta:editing-cycles>46</meta:editing-cycles>
    <meta:generator>LibreOffice/6.4.7.2$Linux_X86_64 LibreOffice_project/40$Build-2</meta:generator>
    <meta:document-statistic meta:object-count="71"/>
  </office:meta>
</office:document-meta>
</file>